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3cm" svg:height="0.8cm" svg:x="2.1cm" svg:y="1.3cm">
          <text:p text:style-name="P1"><text:span text:style-name="T1">CPU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2cm" svg:y1="2.1cm" svg:x2="3.2cm" svg:y2="19.8cm">
          <text:p/>
        </draw:line>
        <draw:line draw:style-name="gr2" draw:text-style-name="P1" draw:layer="layout" svg:x1="3.2cm" svg:y1="3.4cm" svg:x2="5.1cm" svg:y2="3.4cm">
          <text:p/>
        </draw:line>
        <draw:custom-shape draw:style-name="gr1" draw:text-style-name="P2" draw:layer="layout" svg:width="2.3cm" svg:height="0.8cm" svg:x="5.101cm" svg:y="3.001cm">
          <text:p text:style-name="P1"><text:span text:style-name="T1">PCI Controll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2cm" svg:y1="3.8cm" svg:x2="6.2cm" svg:y2="8.8cm">
          <text:p/>
        </draw:line>
        <draw:custom-shape draw:style-name="gr1" draw:text-style-name="P3" draw:layer="layout" svg:width="2.3cm" svg:height="0.8cm" svg:x="7.402cm" svg:y="4.702cm">
          <text:p text:style-name="P1"><text:span text:style-name="T2">PCI Devic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2cm" svg:y1="5.1cm" svg:x2="7.4cm" svg:y2="5.1cm">
          <text:p/>
        </draw:line>
        <draw:custom-shape draw:style-name="gr1" draw:text-style-name="P3" draw:layer="layout" svg:width="2.3cm" svg:height="0.8cm" svg:x="7.403cm" svg:y="6.003cm">
          <text:p text:style-name="P1"><text:span text:style-name="T2">PCI Devic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201cm" svg:y1="6.401cm" svg:x2="7.401cm" svg:y2="6.401cm">
          <text:p/>
        </draw:line>
        <draw:custom-shape draw:style-name="gr1" draw:text-style-name="P3" draw:layer="layout" svg:width="2.3cm" svg:height="0.8cm" svg:x="7.403cm" svg:y="7.403cm">
          <text:p text:style-name="P1"><text:span text:style-name="T2">USB Controll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201cm" svg:y1="7.801cm" svg:x2="7.401cm" svg:y2="7.801cm">
          <text:p/>
        </draw:line>
        <draw:line draw:style-name="gr2" draw:text-style-name="P1" draw:layer="layout" svg:x1="8.5cm" svg:y1="8.2cm" svg:x2="8.5cm" svg:y2="10.2cm">
          <text:p/>
        </draw:line>
        <draw:custom-shape draw:style-name="gr1" draw:text-style-name="P3" draw:layer="layout" svg:width="2.3cm" svg:height="0.8cm" svg:x="9.703cm" svg:y="8.803cm">
          <text:p text:style-name="P1"><text:span text:style-name="T2">USB Devic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501cm" svg:y1="9.201cm" svg:x2="9.701cm" svg:y2="9.201cm">
          <text:p/>
        </draw:line>
        <draw:line draw:style-name="gr2" draw:text-style-name="P1" draw:layer="layout" svg:x1="3.202cm" svg:y1="11.101cm" svg:x2="5.102cm" svg:y2="11.101cm">
          <text:p/>
        </draw:line>
        <draw:custom-shape draw:style-name="gr1" draw:text-style-name="P3" draw:layer="layout" svg:width="2.797cm" svg:height="0.8cm" svg:x="5.103cm" svg:y="10.702cm">
          <text:p text:style-name="P1"><text:span text:style-name="T2">Display Controll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cm" svg:y1="11.5cm" svg:x2="6.5cm" svg:y2="13cm">
          <text:p/>
        </draw:line>
        <draw:custom-shape draw:style-name="gr1" draw:text-style-name="P3" draw:layer="layout" svg:width="2.3cm" svg:height="0.8cm" svg:x="7.704cm" svg:y="11.904cm">
          <text:p text:style-name="P1"><text:span text:style-name="T2">Display Panel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02cm" svg:y1="12.302cm" svg:x2="7.702cm" svg:y2="12.302cm">
          <text:p/>
        </draw:line>
        <draw:line draw:style-name="gr2" draw:text-style-name="P1" draw:layer="layout" svg:x1="3.203cm" svg:y1="14.202cm" svg:x2="5.103cm" svg:y2="14.202cm">
          <text:p/>
        </draw:line>
        <draw:custom-shape draw:style-name="gr1" draw:text-style-name="P3" draw:layer="layout" svg:width="2.797cm" svg:height="0.8cm" svg:x="5.104cm" svg:y="13.803cm">
          <text:p text:style-name="P1"><text:span text:style-name="T2">I2C 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8cm" svg:x="7.705cm" svg:y="15.105cm">
          <text:p text:style-name="P1"><text:span text:style-name="T2">Touchscree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03cm" svg:y1="15.503cm" svg:x2="7.703cm" svg:y2="15.503cm">
          <text:p/>
        </draw:line>
        <draw:line draw:style-name="gr2" draw:text-style-name="P1" draw:layer="layout" svg:x1="6.501cm" svg:y1="14.601cm" svg:x2="6.5cm" svg:y2="18.5cm">
          <text:p/>
        </draw:line>
        <draw:custom-shape draw:style-name="gr1" draw:text-style-name="P3" draw:layer="layout" svg:width="2.3cm" svg:height="0.8cm" svg:x="7.706cm" svg:y="16.406cm">
          <text:p text:style-name="P1"><text:span text:style-name="T2">Acceleromet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04cm" svg:y1="16.804cm" svg:x2="7.704cm" svg:y2="16.804cm">
          <text:p/>
        </draw:line>
        <draw:custom-shape draw:style-name="gr1" draw:text-style-name="P3" draw:layer="layout" svg:width="2.3cm" svg:height="0.8cm" svg:x="7.706cm" svg:y="15.106cm">
          <text:p text:style-name="P1"><text:span text:style-name="T2">Touchscree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04cm" svg:y1="15.504cm" svg:x2="7.704cm" svg:y2="15.504cm">
          <text:p/>
        </draw:line>
        <draw:custom-shape draw:style-name="gr1" draw:text-style-name="P3" draw:layer="layout" svg:width="2.3cm" svg:height="0.8cm" svg:x="7.706cm" svg:y="15.106cm">
          <text:p text:style-name="P1"><text:span text:style-name="T2">Touchscree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04cm" svg:y1="15.504cm" svg:x2="7.704cm" svg:y2="15.504cm">
          <text:p/>
        </draw:line>
        <draw:custom-shape draw:style-name="gr1" draw:text-style-name="P3" draw:layer="layout" svg:width="2.3cm" svg:height="0.8cm" svg:x="7.706cm" svg:y="15.106cm">
          <text:p text:style-name="P1"><text:span text:style-name="T2">Touchscree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04cm" svg:y1="15.504cm" svg:x2="7.704cm" svg:y2="15.504cm">
          <text:p/>
        </draw:line>
        <draw:custom-shape draw:style-name="gr1" draw:text-style-name="P3" draw:layer="layout" svg:width="2.3cm" svg:height="0.8cm" svg:x="7.707cm" svg:y="17.607cm">
          <text:p text:style-name="P1"><text:span text:style-name="T2">Gyro sensorhub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05cm" svg:y1="18.005cm" svg:x2="7.705cm" svg:y2="18.005cm">
          <text:p/>
        </draw:line>
        <draw:line draw:style-name="gr2" draw:text-style-name="P1" draw:layer="layout" svg:x1="8.9cm" svg:y1="18.4cm" svg:x2="8.9cm" svg:y2="19.4cm">
          <text:p/>
        </draw:line>
        <draw:custom-shape draw:style-name="gr1" draw:text-style-name="P3" draw:layer="layout" svg:width="2.3cm" svg:height="0.8cm" svg:x="10.107cm" svg:y="18.707cm">
          <text:p text:style-name="P1"><text:span text:style-name="T2">Touchscree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905cm" svg:y1="19.105cm" svg:x2="10.105cm" svg:y2="19.105cm">
          <text:p/>
        </draw:line>
        <draw:custom-shape draw:style-name="gr1" draw:text-style-name="P3" draw:layer="layout" svg:width="2.3cm" svg:height="0.8cm" svg:x="10.108cm" svg:y="18.708cm">
          <text:p text:style-name="P1"><text:span text:style-name="T2">Touchscree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906cm" svg:y1="19.106cm" svg:x2="10.106cm" svg:y2="19.106cm">
          <text:p/>
        </draw:line>
        <draw:custom-shape draw:style-name="gr1" draw:text-style-name="P3" draw:layer="layout" svg:width="2.3cm" svg:height="0.8cm" svg:x="10.108cm" svg:y="18.708cm">
          <text:p text:style-name="P1"><text:span text:style-name="T2">Touchscree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906cm" svg:y1="19.106cm" svg:x2="10.106cm" svg:y2="19.106cm">
          <text:p/>
        </draw:line>
        <draw:custom-shape draw:style-name="gr1" draw:text-style-name="P3" draw:layer="layout" svg:width="2.3cm" svg:height="0.8cm" svg:x="10.108cm" svg:y="18.708cm">
          <text:p text:style-name="P1"><text:span text:style-name="T2">E-Compass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906cm" svg:y1="19.106cm" svg:x2="10.106cm" svg:y2="19.1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1T14:20:49.934177000</meta:creation-date>
    <dc:date>2014-11-01T15:22:26.195692000</dc:date>
    <meta:editing-duration>PT4M25S</meta:editing-duration>
    <meta:editing-cycles>3</meta:editing-cycles>
    <meta:generator>LibreOffice/4.2.2.1$MacOSX_X86_64 LibreOffice_project/3be8cda0bddd8e430d8cda1ebfd581265cca5a0f</meta:generator>
    <meta:document-statistic meta:object-count="43"/>
  </office:meta>
</office:document-meta>
</file>